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cccccc" style:font-name="Arial1" fo:font-size="14pt"/>
    </style:style>
    <style:style style:name="T2" style:family="text">
      <style:text-properties fo:color="#330033"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Silent night, holy night <text:s text:c="47"/><text:line-break/>All is calm, all is bright<text:line-break/>Round yon Virgin Mother and Child<text:line-break/>Holy Infant so tender and mild<text:line-break/>Sleep in heavenly peace<text:line-break/>Sleep in heavenly peace<text:line-break/><text:line-break/>Silent night, holy night!<text:line-break/>Shepherds quake at the sight<text:line-break/>Glories stream from heaven afar<text:line-break/>Heavenly hosts sing Alleluia!<text:line-break/>Christ, the Saviour is born<text:line-break/>Christ, the Saviour is born<text:line-break/><text:line-break/>Silent night, holy night<text:line-break/>Son of God, love's pure light<text:line-break/>Radiant beams from Thy holy face<text:line-break/>With the dawn of redeeming grace<text:line-break/>Jesus, Lord, at Thy birth<text:line-break/>Jesus, Lord, at Thy birth "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5:43:39.42</meta:creation-date>
    <dc:date>2013-12-08T18:46:07.76</dc:date>
    <meta:editing-duration>PT4M4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91" meta:character-count="563"/>
  </office:meta>
</office:document-meta>
</file>